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Entity3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2Builder.www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Entity2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3Builder.with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Entity3Builder.with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Entity2Builder.www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2346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